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fill-color="#ff3333" draw:textarea-horizontal-align="center" draw:textarea-vertical-align="middle"/>
    </style:style>
    <style:style style:name="gr2" style:family="graphic" style:parent-style-name="objectwithoutfill">
      <style:graphic-properties svg:stroke-color="#000000" draw:fill="solid" draw:fill-color="#808080" draw:textarea-horizontal-align="center" draw:textarea-vertical-align="middle"/>
    </style:style>
    <style:style style:name="gr3" style:family="graphic" style:parent-style-name="standard">
      <style:graphic-properties draw:fill="solid" draw:fill-color="#ff3333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999999" draw:marker-start-width="0.38cm" draw:marker-end-width="0.38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id="id1" draw:layer="layout" svg:width="1.772cm" svg:height="1.166cm" draw:transform="rotate (-1.57079632679579) translate (2.51266666666667cm 0.728727272726927cm)" svg:viewBox="0 0 1773 1167" draw:points="0,-3859 1773,-3859 1773,-5025 0,-5025">
          <text:p/>
        </draw:polygon>
        <draw:polygon draw:style-name="gr1" draw:text-style-name="P1" draw:id="id4" draw:layer="layout" svg:width="1.273cm" svg:height="1.166cm" draw:transform="rotate (-1.57079632679579) translate (5.013cm 0.726804030148862cm)" svg:viewBox="0 0 1274 1167" draw:points="0,-8859 1274,-8859 1274,-10026 0,-10026">
          <text:p/>
        </draw:polygon>
        <draw:polygon draw:style-name="gr2" draw:text-style-name="P1" draw:id="id3" draw:layer="layout" svg:width="1.772cm" svg:height="1.166cm" draw:transform="rotate (-1.57079632679579) translate (3.67933333333333cm 3.72827272727238cm)" svg:viewBox="0 0 1773 1167" draw:points="0,-6192 1773,-6192 1773,-7359 0,-7359">
          <text:p/>
        </draw:polygon>
        <draw:connector draw:style-name="gr3" draw:text-style-name="P1" draw:id="id2" draw:layer="layout" svg:x1="1.929cm" svg:y1="2.501cm" svg:x2="1.929cm" svg:y2="2.501cm" draw:start-shape="id1" draw:start-glue-point="2" draw:end-shape="id1" draw:end-glue-point="2" svg:d="m1929 2501">
          <text:p/>
        </draw:connector>
        <draw:connector draw:style-name="gr3" draw:text-style-name="P1" draw:layer="layout" draw:type="line" svg:x1="1.929cm" svg:y1="2.501cm" svg:x2="3.096cm" svg:y2="3.728cm" draw:start-shape="id2" draw:start-glue-point="0" draw:end-shape="id3" draw:end-glue-point="0" svg:d="m1929 2501 1167 1227">
          <text:p/>
        </draw:connector>
        <draw:custom-shape draw:style-name="gr4" draw:text-style-name="P1" draw:layer="layout" svg:width="6.187cm" svg:height="6.137cm" svg:x="0.013cm" svg:y="0.0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29cm" svg:y1="2.001cm" svg:x2="3.096cm" svg:y2="3.728cm" draw:start-shape="id4" draw:start-glue-point="2" draw:end-shape="id3" draw:end-glue-point="0" svg:d="m4429 2001-1333 17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0.062cm" fo:margin-left="0.013cm" fo:margin-right="0cm" fo:page-width="6.2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er </meta:initial-creator>
    <meta:creation-date>2011-03-19T21:23:26</meta:creation-date>
    <dc:date>2011-03-19T22:25:40</dc:date>
    <dc:creator>user </dc:creator>
    <meta:editing-duration>PT00H16M42S</meta:editing-duration>
    <meta:editing-cycles>1</meta:editing-cycles>
    <meta:document-statistic meta:object-count="7"/>
    <meta:generator>OpenOffice.org/3.2$Linux OpenOffice.org_project/320m12$Build-9483</meta:generator>
  </office:meta>
</office:document-meta>
</file>